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d70" officeooo:paragraph-rsid="00068d70"/>
    </style:style>
    <style:style style:name="P2" style:family="paragraph" style:parent-style-name="Standard">
      <style:text-properties officeooo:rsid="0006e8b7" officeooo:paragraph-rsid="0006e8b7"/>
    </style:style>
    <style:style style:name="P3" style:family="paragraph" style:parent-style-name="Standard">
      <style:text-properties officeooo:rsid="0006e8b7" officeooo:paragraph-rsid="00092304"/>
    </style:style>
    <style:style style:name="P4" style:family="paragraph" style:parent-style-name="Standard">
      <style:text-properties officeooo:rsid="0006e8b7" officeooo:paragraph-rsid="000a6e09"/>
    </style:style>
    <style:style style:name="P5" style:family="paragraph" style:parent-style-name="Standard">
      <style:text-properties officeooo:rsid="0006e8b7" officeooo:paragraph-rsid="000c20a4"/>
    </style:style>
    <style:style style:name="P6" style:family="paragraph" style:parent-style-name="Standard">
      <style:text-properties officeooo:rsid="0006e8b7" officeooo:paragraph-rsid="000d0df0"/>
    </style:style>
    <style:style style:name="P7" style:family="paragraph" style:parent-style-name="Standard">
      <style:text-properties fo:font-weight="bold" officeooo:rsid="0006e8b7" officeooo:paragraph-rsid="0006e8b7" style:font-weight-asian="bold" style:font-weight-complex="bold"/>
    </style:style>
    <style:style style:name="P8" style:family="paragraph" style:parent-style-name="Standard">
      <style:text-properties officeooo:rsid="000a6e09" officeooo:paragraph-rsid="000a6e09"/>
    </style:style>
    <style:style style:name="T1" style:family="text">
      <style:text-properties officeooo:rsid="000a6e09"/>
    </style:style>
    <style:style style:name="T2" style:family="text">
      <style:text-properties officeooo:rsid="000d0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amms to use for game development</text:h>
      <text:p text:style-name="P1"/>
      <text:p text:style-name="P7">Modeling</text:p>
      <text:p text:style-name="P2"/>
      <text:p text:style-name="P3">Blender [<text:a xlink:type="simple" xlink:href="https://www.blender.org/" text:style-name="Internet_20_link" text:visited-style-name="Visited_20_Internet_20_Link">https://www.blender.org/</text:a>]</text:p>
      <text:p text:style-name="P2"/>
      <text:p text:style-name="P7">Game devopment</text:p>
      <text:p text:style-name="P2"/>
      <text:p text:style-name="P4">Unity <text:span text:style-name="T1">[</text:span><text:a xlink:type="simple" xlink:href="https://unity3d.com/de" text:style-name="Internet_20_link" text:visited-style-name="Visited_20_Internet_20_Link"><text:span text:style-name="T1">https://unity3d.com/de</text:span></text:a><text:span text:style-name="T1">]</text:span></text:p>
      <text:p text:style-name="P4"/>
      <text:p text:style-name="P8">Unity Linux [<text:a xlink:type="simple" xlink:href="https://forum.unity.com/threads/unity-on-linux-release-notes-and-known-issues.350256/page-2#post-3234332" text:style-name="Internet_20_link" text:visited-style-name="Visited_20_Internet_20_Link">https://forum.unity.com/threads/unity-on-linux-release-notes-and-known-issues.350256/page-2#post-3234332</text:a>]</text:p>
      <text:p text:style-name="P8"/>
      <text:p text:style-name="P5">MonoDevelop <text:span text:style-name="T1">[</text:span><text:a xlink:type="simple" xlink:href="https://www.monodevelop.com/" text:style-name="Internet_20_link" text:visited-style-name="Visited_20_Internet_20_Link"><text:span text:style-name="T1">https://www.monodevelop.com/</text:span></text:a><text:span text:style-name="T1">]</text:span></text:p>
      <text:p text:style-name="P2"/>
      <text:p text:style-name="P7">Image editor</text:p>
      <text:p text:style-name="P2"/>
      <text:p text:style-name="P6">Gimp <text:span text:style-name="T2">[</text:span><text:a xlink:type="simple" xlink:href="https://www.monodevelop.com/" text:style-name="Internet_20_link" text:visited-style-name="Visited_20_Internet_20_Link"><text:span text:style-name="T2">https://www.monodevelop.com/</text:span></text:a>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3:09:45.212950745</meta:creation-date>
    <meta:generator>LibreOffice/6.0.5.2$Linux_X86_64 LibreOffice_project/346cfb0b3ba108ef7aea4709c0b064dacc768fa0</meta:generator>
    <dc:date>2018-07-29T03:19:20.517620866</dc:date>
    <meta:editing-duration>PT9M34S</meta:editing-duration>
    <meta:editing-cycles>8</meta:editing-cycles>
    <meta:document-statistic meta:table-count="0" meta:image-count="0" meta:object-count="0" meta:page-count="1" meta:paragraph-count="9" meta:word-count="22" meta:character-count="330" meta:non-whitespace-character-count="317"/>
  </office:meta>
</office:document-meta>
</file>